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37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37">
      <style:table-cell-properties style:vertical-align="middle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style:vertical-align="middle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57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CLD</text:p>
          </table:table-cell>
          <table:table-cell office:value-type="string" table:style-name="ce3">
            <text:p>Free Time</text:p>
          </table:table-cell>
          <table:table-cell office:value-type="string" table:number-columns-spanned="2" table:number-rows-spanned="1" table:style-name="ce9">
            <text:p>7 Days on expiry of free time</text:p>
          </table:table-cell>
          <table:covered-table-cell/>
          <table:table-cell office:value-type="string" table:number-columns-spanned="2" table:number-rows-spanned="1" table:style-name="ce9">
            <text:p>From 8th to 14th day</text:p>
          </table:table-cell>
          <table:covered-table-cell/>
          <table:table-cell office:value-type="string" table:number-columns-spanned="2" table:number-rows-spanned="1" table:style-name="ce9">
            <text:p>From 15<text:span text:style-name="T2">th</text:span><text:s/>to all</text:p>
          </table:table-cell>
          <table:covered-table-cell/>
          <table:table-cell office:value-type="string" table:style-name="ce4">
            <text:p>Delivery Date</text:p>
          </table:table-cell>
          <table:table-cell table:number-columns-repeated="16375"/>
        </table:table-row>
        <table:table-row table:style-name="ro2">
          <table:table-cell office:value-type="date" office:date-value="2023-09-15T00:00:00" table:style-name="ce5">
            <text:p>09/15/2023</text:p>
          </table:table-cell>
          <table:table-cell office:value-type="float" office:value="4" table:style-name="ce4">
            <text:p>4</text:p>
          </table:table-cell>
          <table:table-cell office:value-type="date" office:date-value="2023-09-19T00:00:00" table:formula="of:=SUM([.A2]+[.B2])" table:style-name="ce6">
            <text:p>09/19/2023</text:p>
          </table:table-cell>
          <table:table-cell office:value-type="date" office:date-value="2023-09-25T00:00:00" table:formula="of:=SUM([.C2]+7)-1" table:style-name="ce6">
            <text:p>09/25/2023</text:p>
          </table:table-cell>
          <table:table-cell office:value-type="date" office:date-value="2023-09-26T00:00:00" table:formula="of:=SUM([.C2]+8)-1" table:style-name="ce6">
            <text:p>09/26/2023</text:p>
          </table:table-cell>
          <table:table-cell office:value-type="date" office:date-value="2023-10-02T00:00:00" table:formula="of:=SUM([.C2]+14)-1" table:style-name="ce6">
            <text:p>10/02/2023</text:p>
          </table:table-cell>
          <table:table-cell office:value-type="date" office:date-value="2023-10-03T00:00:00" table:formula="of:=SUM([.C2]+15)-1" table:style-name="ce6">
            <text:p>10/03/2023</text:p>
          </table:table-cell>
          <table:table-cell table:style-name="ce6"/>
          <table:table-cell office:value-type="string" table:style-name="ce7">
            <text:p>01/04/2024</text:p>
          </table:table-cell>
          <table:table-cell table:number-columns-repeated="16375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2"/>
          <table:table-cell table:number-columns-repeated="2" table:style-name="ce4"/>
          <table:table-cell office:value-type="string" table:style-name="ce3">
            <text:p>Rate/M Ton</text:p>
          </table:table-cell>
          <table:table-cell office:value-type="string" table:style-name="ce3">
            <text:p>Total Days</text:p>
          </table:table-cell>
          <table:table-cell table:number-columns-repeated="16379" table:style-name="ce4"/>
        </table:table-row>
        <table:table-row table:style-name="ro2">
          <table:table-cell office:value-type="string" table:style-name="ce2">
            <text:p>Storage Charge</text:p>
          </table:table-cell>
          <table:table-cell office:value-type="string" table:number-columns-spanned="2" table:number-rows-spanned="1" table:style-name="ce10">
            <text:p>7 Days on expiry of free time</text:p>
          </table:table-cell>
          <table:covered-table-cell/>
          <table:table-cell office:value-type="float" office:value="40" table:style-name="ce8">
            <text:p>40.00</text:p>
          </table:table-cell>
          <table:table-cell table:number-columns-repeated="16380" table:style-name="ce4"/>
        </table:table-row>
        <table:table-row table:style-name="ro2">
          <table:table-cell table:style-name="ce2"/>
          <table:table-cell office:value-type="string" table:number-columns-spanned="2" table:number-rows-spanned="1" table:style-name="ce10">
            <text:p>From 8th to 14th day</text:p>
          </table:table-cell>
          <table:covered-table-cell/>
          <table:table-cell office:value-type="float" office:value="115" table:style-name="ce8">
            <text:p>115.00</text:p>
          </table:table-cell>
          <table:table-cell table:number-columns-repeated="16380" table:style-name="ce4"/>
        </table:table-row>
        <table:table-row table:style-name="ro1">
          <table:table-cell table:style-name="ce2"/>
          <table:table-cell office:value-type="string" table:number-columns-spanned="2" table:number-rows-spanned="1" table:style-name="ce10">
            <text:p>From 15<text:span text:style-name="T2">th</text:span><text:s/>to all</text:p>
          </table:table-cell>
          <table:covered-table-cell/>
          <table:table-cell office:value-type="float" office:value="185" table:style-name="ce8">
            <text:p>185.00</text:p>
          </table:table-cell>
          <table:table-cell table:number-columns-repeated="16380" table:style-name="ce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venue &amp; Return</dc:creator>
    <meta:creation-date>2024-03-31T15:30:40Z</meta:creation-date>
    <dc:date>2024-07-14T08:49:35Z</dc:date>
    <meta:editing-cycles>7</meta:editing-cycles>
    <meta:editing-duration>PT2680S</meta:editing-duration>
  </office:meta>
</office:document-meta>
</file>